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EventAdapter.elementValueRecieved( ElementValu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EventAdapter.containerElementEnded( ContainerElementEn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